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7_12-17-13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7_12-18-05_000.jpg</text:p>
          </table:table-cell>
          <table:table-cell table:style-name="ce22" office:value-type="string">
            <text:p>:m :lets / action activity / やること / dessin;女の人の扇情的なポーズ；デッサンしよう || :m :lets / action activity / やること / 焼酎＋生姜；作ろう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3]=&quot;&quot;;[.C3];CONCATENATE([.C3];&quot; / &quot;;[.E3]))" office:value-type="string" office:string-value=":m :lets / action activity / やること / dessin;女の人の扇情的なポーズ；デッサンしよう || :m :lets / action activity / やること / 焼酎＋生姜；作ろう">
            <text:p>:m :lets / action activity / やること / dessin;女の人の扇情的なポーズ；デッサンしよう || :m :lets / action activity / やること / 焼酎＋生姜；作ろう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7_13-17-09_000.jpg</text:p>
          </table:table-cell>
          <table:table-cell table:style-name="ce22" office:value-type="string">
            <text:p>:PHOTO 記録 / 作ったもの / 盛り付け方 / チョコレート；ダイス型 / dice-3;large-3</text:p>
          </table:table-cell>
          <table:table-cell table:style-name="ce3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4]=&quot;&quot;;[.C4];CONCATENATE([.C4];&quot; / &quot;;[.E4]))" office:value-type="string" office:string-value=":PHOTO 記録 / 作ったもの / 盛り付け方 / チョコレート；ダイス型 / dice-3;large-3">
            <text:p>:PHOTO 記録 / 作ったもの / 盛り付け方 / チョコレート；ダイス型 / dice-3;large-3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7_14-38-56_000.jpg</text:p>
          </table:table-cell>
          <table:table-cell table:style-name="ce22" office:value-type="string">
            <text:p>:PHOTO 記録 / 作ったもの / 盛り付け方 / チョコレート；ダイス型 / dice-3;large-1;dice-large-1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5]=&quot;&quot;;[.C5];CONCATENATE([.C5];&quot; / &quot;;[.E5]))" office:value-type="string" office:string-value=":PHOTO 記録 / 作ったもの / 盛り付け方 / チョコレート；ダイス型 / dice-3;large-1;dice-large-1">
            <text:p>:PHOTO 記録 / 作ったもの / 盛り付け方 / チョコレート；ダイス型 / dice-3;large-1;dice-large-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7_17-37-51_000.jpg</text:p>
          </table:table-cell>
          <table:table-cell table:style-name="ce22" office:value-type="string">
            <text:p>:m 食べた物　間食 / インスタントラーメン；袋入り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6]=&quot;&quot;;[.C6];CONCATENATE([.C6];&quot; / &quot;;[.E6]))" office:value-type="string" office:string-value=":m 食べた物　間食 / インスタントラーメン；袋入り">
            <text:p>:m 食べた物　間食 / インスタントラーメン；袋入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7_18-30-24_000.jpg</text:p>
          </table:table-cell>
          <table:table-cell table:style-name="ce22" office:value-type="string">
            <text:p>:PHOTO 記録 / 作ったもの / 結び,knot / knot=スターノット（完成）,for=~,other=~,material=トラロープ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7]=&quot;&quot;;[.C7];CONCATENATE([.C7];&quot; / &quot;;[.E7]))" office:value-type="string" office:string-value=":PHOTO 記録 / 作ったもの / 結び,knot / knot=スターノット（完成）,for=~,other=~,material=トラロープ">
            <text:p>:PHOTO 記録 / 作ったもの / 結び,knot / knot=スターノット（完成）,for=~,other=~,material=トラロ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7_18-41-43_000.jpg</text:p>
          </table:table-cell>
          <table:table-cell table:style-name="ce22" office:value-type="string">
            <text:p>:PHOTO 記録 / 作ったもの / 結び,knot / knot=スターノット（完成）+叶結び,for=~,other=orig:combination,material=トラロープ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8]=&quot;&quot;;[.C8];CONCATENATE([.C8];&quot; / &quot;;[.E8]))" office:value-type="string" office:string-value=":PHOTO 記録 / 作ったもの / 結び,knot / knot=スターノット（完成）+叶結び,for=~,other=orig:combination,material=トラロープ">
            <text:p>:PHOTO 記録 / 作ったもの / 結び,knot / knot=スターノット（完成）+叶結び,for=~,other=orig:combination,material=トラロ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7_18-45-42_000.jpg</text:p>
          </table:table-cell>
          <table:table-cell table:style-name="ce22" office:value-type="string">
            <text:p>:m RES 1*1 / free# JVEMV6 37#21.4_53 / 37. miscs of miscs / 21. math&amp;physics / 4. knot-theory / theme=continue:スターノット；rev:叶結び / N+</text:p>
          </table:table-cell>
          <table:table-cell table:style-name="ce18"/>
          <table:table-cell table:style-name="ce4"/>
          <table:table-cell table:style-name="ce4" office:value-type="string">
            <text:p>N-35-35-28.518676 E-139-34-49.434814</text:p>
          </table:table-cell>
          <table:table-cell table:style-name="ce39" table:formula="of:=IF([.E9]=&quot;&quot;;[.C9];CONCATENATE([.C9];&quot; / &quot;;[.E9]))" office:value-type="string" office:string-value=":m RES 1*1 / free# JVEMV6 37#21.4_53 / 37. miscs of miscs / 21. math&amp;physics / 4. knot-theory / theme=continue:スターノット；rev:叶結び / N+">
            <text:p>:m RES 1*1 / free# JVEMV6 37#21.4_53 / 37. miscs of miscs / 21. math&amp;physics / 4. knot-theory / theme=continue:スターノット；rev:叶結び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7_18-47-56_000.jpg</text:p>
          </table:table-cell>
          <table:table-cell table:style-name="ce22" office:value-type="string">
            <text:p>:PHOTO 記録 / 作ったもの / 結び,knot / knot=スターノット（完成）+叶結び,for=~,other=orig:combination;本棚に吊り下げた,material=トラロープ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10]=&quot;&quot;;[.C10];CONCATENATE([.C10];&quot; / &quot;;[.E10]))" office:value-type="string" office:string-value=":PHOTO 記録 / 作ったもの / 結び,knot / knot=スターノット（完成）+叶結び,for=~,other=orig:combination;本棚に吊り下げた,material=トラロープ">
            <text:p>:PHOTO 記録 / 作ったもの / 結び,knot / knot=スターノット（完成）+叶結び,for=~,other=orig:combination;本棚に吊り下げた,material=トラロ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7_19-24-26_000.jpg</text:p>
          </table:table-cell>
          <table:table-cell table:style-name="ce19" office:value-type="string">
            <text:p>:m anim / dessin / s-20 / theme=オオイヌノフグリ：オシベ / N+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1]=&quot;&quot;;[.C11];CONCATENATE([.C11];&quot; / &quot;;[.E11]))" office:value-type="string" office:string-value=":m anim / dessin / s-20 / theme=オオイヌノフグリ：オシベ / N+">
            <text:p>:m anim / dessin / s-20 / theme=オオイヌノフグリ：オシベ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7_20-53-59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07_22-04-12_000.jpg</text:p>
          </table:table-cell>
          <table:table-cell table:style-name="ce18" office:value-type="string">
            <text:p>:PHOTO 記録 / 経過記録；作ったもの / food=漬物 / material=きゅうり；生姜（スライス）,dip=酢（３倍酢）；塩（伯方の塩）,time=20200905-2000 / 別の角度から</text:p>
          </table:table-cell>
          <table:table-cell table:style-name="ce18"/>
          <table:table-cell table:style-name="ce4"/>
          <table:table-cell table:style-name="ce4" office:value-type="string">
            <text:p>N-35-35-29.05426 E-139-34-49.215087</text:p>
          </table:table-cell>
          <table:table-cell table:style-name="ce39" table:formula="of:=IF([.E13]=&quot;&quot;;[.C13];CONCATENATE([.C13];&quot; / &quot;;[.E13]))" office:value-type="string" office:string-value=":PHOTO 記録 / 経過記録；作ったもの / food=漬物 / material=きゅうり；生姜（スライス）,dip=酢（３倍酢）；塩（伯方の塩）,time=20200905-2000 / 別の角度から">
            <text:p>:PHOTO 記録 / 経過記録；作ったもの / food=漬物 / material=きゅうり；生姜（スライス）,dip=酢（３倍酢）；塩（伯方の塩）,time=20200905-2000 / 別の角度か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07_22-04-20_000.jpg</text:p>
          </table:table-cell>
          <table:table-cell table:style-name="ce18" office:value-type="string">
            <text:p>:PHOTO 記録 / 経過記録；作ったもの / food=漬物 / material=きゅうり；生姜（スライス）,dip=酢（３倍酢）；塩（伯方の塩）,time=20200905-2000 / 別の角度から</text:p>
          </table:table-cell>
          <table:table-cell table:style-name="ce19"/>
          <table:table-cell table:style-name="ce4"/>
          <table:table-cell table:style-name="ce4" office:value-type="string">
            <text:p>N-35-35-29.067993 E-139-34-49.160156</text:p>
          </table:table-cell>
          <table:table-cell table:style-name="ce39" table:formula="of:=IF([.E14]=&quot;&quot;;[.C14];CONCATENATE([.C14];&quot; / &quot;;[.E14]))" office:value-type="string" office:string-value=":PHOTO 記録 / 経過記録；作ったもの / food=漬物 / material=きゅうり；生姜（スライス）,dip=酢（３倍酢）；塩（伯方の塩）,time=20200905-2000 / 別の角度から">
            <text:p>:PHOTO 記録 / 経過記録；作ったもの / food=漬物 / material=きゅうり；生姜（スライス）,dip=酢（３倍酢）；塩（伯方の塩）,time=20200905-2000 / 別の角度か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07_23-03-46_000.jpg</text:p>
          </table:table-cell>
          <table:table-cell table:style-name="ce1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07_23-10-25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07_23-23-50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9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07_23-38-09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07_23-54-20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08_00-07-17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024291 E-139-34-49.270019</text:p>
          </table:table-cell>
          <table:table-cell table:style-name="ce39" table:formula="of:=IF([.E20]=&quot;&quot;;[.C20];CONCATENATE([.C20];&quot; / &quot;;[.E20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9-08_00-29-55_000.jpg</text:p>
          </table:table-cell>
          <table:table-cell table:style-name="ce8" office:value-type="string">
            <text:p>:PHOTO 記録 / 文書 / 時刻；推移；ストップウオッチ / 飲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9-08_00-35-12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32409 E-139-34-49.379882</text:p>
          </table:table-cell>
          <table:table-cell table:style-name="ce39" table:formula="of:=IF([.E22]=&quot;&quot;;[.C22];CONCATENATE([.C22];&quot; / &quot;;[.E22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9-08_07-14-55_000.jpg</text:p>
          </table:table-cell>
          <table:table-cell table:style-name="ce19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23]=&quot;&quot;;[.C23];CONCATENATE([.C23];&quot; / &quot;;[.E23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9-08_07-16-39_000.jpg</text:p>
          </table:table-cell>
          <table:table-cell table:style-name="ce8" office:value-type="string">
            <text:p>:PHOTO 記録用 / @自宅；東側；洗面所から見える；東の犬走り / 自然観察 / 花；茎が折れている / target=一番右側の花序</text:p>
          </table:table-cell>
          <table:table-cell table:style-name="ce4"/>
          <table:table-cell table:style-name="ce4"/>
          <table:table-cell table:style-name="ce4" office:value-type="string">
            <text:p>N-35-35-29.05426 E-139-34-49.599609</text:p>
          </table:table-cell>
          <table:table-cell table:style-name="ce39" table:formula="of:=IF([.E24]=&quot;&quot;;[.C24];CONCATENATE([.C24];&quot; / &quot;;[.E24]))" office:value-type="string" office:string-value=":PHOTO 記録用 / @自宅；東側；洗面所から見える；東の犬走り / 自然観察 / 花；茎が折れている / target=一番右側の花序">
            <text:p>:PHOTO 記録用 / @自宅；東側；洗面所から見える；東の犬走り / 自然観察 / 花；茎が折れている / target=一番右側の花序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9-08_08-14-24_000.jpg</text:p>
          </table:table-cell>
          <table:table-cell table:style-name="ce22" office:value-type="string">
            <text:p>:m :? 1*1 / キムチの乳酸菌 / どこから来るのか？ || :m :? 1*1 / 星型の記号 / なぜ、五芒星の形に描かれるのか？</text:p>
          </table:table-cell>
          <table:table-cell table:style-name="ce4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25]=&quot;&quot;;[.C25];CONCATENATE([.C25];&quot; / &quot;;[.E25]))" office:value-type="string" office:string-value=":m :? 1*1 / キムチの乳酸菌 / どこから来るのか？ || :m :? 1*1 / 星型の記号 / なぜ、五芒星の形に描かれるのか？">
            <text:p>:m :? 1*1 / キムチの乳酸菌 / どこから来るのか？ || :m :? 1*1 / 星型の記号 / なぜ、五芒星の形に描かれるのか？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07_20-17-59_000.mid</text:p>
          </table:table-cell>
          <table:table-cell table:style-name="ce8" office:value-type="string">
            <text:p>:in-mid / app=perfect-piano / 演奏、play / id-2020-0907-1 / category=melody,inst=piano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in-mid / app=perfect-piano / 演奏、play / id-2020-0907-1 / category=melody,inst=piano">
            <text:p>:in-mid / app=perfect-piano / 演奏、play / id-2020-0907-1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8_08-12-27_000.mp4</text:p>
          </table:table-cell>
          <table:table-cell table:style-name="ce8" office:value-type="string">
            <text:p>:VIDEO / @自宅 / 体操 / ダンス、dance-original / d-2020-0908-1 / id=4g-1.n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VIDEO / @自宅 / 体操 / ダンス、dance-original / d-2020-0908-1 / id=4g-1.n">
            <text:p>:VIDEO / @自宅 / 体操 / ダンス、dance-original / d-2020-0908-1 / id=4g-1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2020/09/08</text:date>, <text:time>08:45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8T08:45:15.14</dc:date>
    <dc:creator>iwabuchi ken</dc:creator>
    <meta:editing-duration>P25DT6H26M33S</meta:editing-duration>
    <meta:editing-cycles>9566</meta:editing-cycles>
    <meta:document-statistic meta:table-count="1" meta:cell-count="488" meta:object-count="0"/>
  </office:meta>
</office:document-meta>
</file>